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fo:min-height="5.84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draw:fill="none" fo:min-height="7.75cm"/>
    </style:style>
    <style:style style:name="gr6" style:family="graphic" style:parent-style-name="standard">
      <style:graphic-properties draw:stroke="none" draw:fill="none" fo:min-height="0.5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4pt" style:font-size-asian="4pt" style:font-size-complex="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2cm" svg:x="2.483cm" svg:y="13cm">
          <text:p text:style-name="P1">Audit Medi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483cm" svg:height="2.5cm" svg:x="1cm" svg:y="7cm">
          <text:p text:style-name="P1">Audit Commands</text:p>
          <text:p text:style-name="P1"><text:span text:style-name="T1">Defined inside Proxy/Sequences</text:span></text:p>
          <text:p text:style-name="P2"><text:span text:style-name="T2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11cm" svg:height="3cm" svg:x="9cm" svg:y="12.5cm">
          <text:p text:style-name="P1">Jaxb Bussiness Process Audit Object</text:p>
          <text:p text:style-name="P1"><text:span text:style-name="T1">Inside Message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517cm" svg:height="3.5cm" svg:x="0.983cm" svg:y="17.5cm">
          <text:p text:style-name="P1">Business Process </text:p>
          <text:p text:style-name="P1">XML/JS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4.983cm" svg:y1="9.5cm" svg:x2="4.983cm" svg:y2="13cm">
          <text:p/>
        </draw:line>
        <draw:line draw:style-name="gr2" draw:text-style-name="P1" draw:layer="layout" svg:x1="6.983cm" svg:y1="14cm" svg:x2="8.983cm" svg:y2="14cm">
          <text:p/>
        </draw:line>
        <draw:line draw:style-name="gr2" draw:text-style-name="P1" draw:layer="layout" svg:x1="4.983cm" svg:y1="15cm" svg:x2="4.983cm" svg:y2="17.5cm">
          <text:p/>
        </draw:line>
        <draw:frame draw:style-name="gr3" draw:text-style-name="P2" draw:layer="layout" svg:width="11.5cm" svg:height="7.898cm" svg:x="10.1cm" svg:y="4.002cm">
          <draw:text-box>
            <text:p text:style-name="P2"><text:span text:style-name="T2">&lt;audit&gt;</text:span></text:p>
            <text:p text:style-name="P2"><text:span text:style-name="T1"><text:s text:c="4"/></text:span><text:span text:style-name="T2">&lt;businessProcess id="5423"&gt;</text:span></text:p>
            <text:p text:style-name="P2"><text:span text:style-name="T2"><text:s text:c="8"/></text:span><text:span text:style-name="T2">&lt;name value="Business Process 1"/&gt;</text:span></text:p>
            <text:p text:style-name="P2"><text:span text:style-name="T2"><text:s text:c="4"/></text:span><text:span text:style-name="T2">&lt;/businessProcess&gt;</text:span></text:p>
            <text:p text:style-name="P2"><text:span text:style-name="T2"><text:s text:c="4"/></text:span><text:span text:style-name="T2">&lt;receiveTask&gt;</text:span></text:p>
            <text:p text:style-name="P2"><text:span text:style-name="T2"><text:s text:c="7"/></text:span><text:span text:style-name="T2">&lt;name value="WS In Business Process 1"/&gt;</text:span></text:p>
            <text:p text:style-name="P2"><text:span text:style-name="T2"><text:s text:c="7"/></text:span><text:span text:style-name="T2">&lt;webService&gt;</text:span></text:p>
            <text:p text:style-name="P2"><text:span text:style-name="T2"><text:s text:c="9"/></text:span><text:span text:style-name="T2">&lt;endPoint value="gov:/endpoints/WSBusinessProcess1.xml"/&gt;</text:span></text:p>
            <text:p text:style-name="P2"><text:span text:style-name="T2"><text:s text:c="9"/></text:span><text:span text:style-name="T2">&lt;operation value="operation1"/&gt;</text:span></text:p>
            <text:p text:style-name="P2"><text:span text:style-name="T2"><text:s text:c="9"/></text:span><text:span text:style-name="T2">&lt;msgRequest capture="true"/&gt; <text:s/></text:span></text:p>
            <text:p text:style-name="P2"><text:span text:style-name="T2"><text:s text:c="7"/></text:span><text:span text:style-name="T2">&lt;/webService&gt;</text:span></text:p>
            <text:p text:style-name="P2"><text:span text:style-name="T2"><text:s text:c="4"/></text:span><text:span text:style-name="T2">&lt;/receiveTask&gt;</text:span></text:p>
            <text:p text:style-name="P2"><text:span text:style-name="T2">&lt;/audit&gt;</text:span></text:p>
            <text:p text:style-name="P2"><text:span text:style-name="T2">..</text:span></text:p>
            <text:p text:style-name="P2"><text:span text:style-name="T2">&lt;audit&gt;</text:span></text:p>
            <text:p text:style-name="P2"><text:span text:style-name="T2"><text:s text:c="4"/></text:span><text:span text:style-name="T2">&lt;businessProcess closeWithStatus="OK" cascadeClose="true" captureMsg="true"&gt;</text:span></text:p>
            <text:p text:style-name="P2"><text:span text:style-name="T2"><text:s text:c="4"/></text:span><text:span text:style-name="T2">&lt;/businessProcess&gt;</text:span></text:p>
            <text:p text:style-name="P2"><text:span text:style-name="T2">&lt;/audit</text:span></text:p>
          </draw:text-box>
        </draw:frame>
        <draw:frame draw:style-name="gr4" draw:layer="layout" svg:width="8cm" svg:height="1.353cm" svg:x="5cm" svg:y="15.9cm">
          <draw:text-box>
            <text:p><text:span text:style-name="T1">Serialize command</text:span></text:p>
            <text:p><text:span text:style-name="T1"/></text:p>
          </draw:text-box>
        </draw:frame>
        <draw:frame draw:style-name="gr5" draw:text-style-name="P3" draw:layer="layout" svg:width="9.5cm" svg:height="8.171cm" svg:x="9.5cm" svg:y="16.8cm">
          <draw:text-box>
            <text:p text:style-name="P3"><text:span text:style-name="T3">&lt;businessProcessAudit xmlns="urn:org:codigolibre:businessprocessaudit:type:v1.0.0"&gt;</text:span></text:p>
            <text:p text:style-name="P3"><text:span text:style-name="T3"><text:s text:c="12"/></text:span><text:span text:style-name="T3">&lt;id&gt;52&lt;/id&gt;</text:span></text:p>
            <text:p text:style-name="P3"><text:span text:style-name="T3"><text:s text:c="12"/></text:span><text:span text:style-name="T3">&lt;name&gt;Consulta Demanda Por ID Abreviada&lt;/name&gt;</text:span></text:p>
            <text:p text:style-name="P3"><text:span text:style-name="T3"><text:s text:c="12"/></text:span><text:span text:style-name="T3">&lt;description&gt;Consulta Demanda Por ID Abreviada&lt;/description&gt;</text:span></text:p>
            <text:p text:style-name="P3"><text:span text:style-name="T3"><text:s text:c="12"/></text:span><text:span text:style-name="T3">&lt;startTime&gt;2015-04-29T12:07:43.664+02:00&lt;/startTime&gt;</text:span></text:p>
            <text:p text:style-name="P3"><text:span text:style-name="T3"><text:s text:c="12"/></text:span><text:span text:style-name="T3">&lt;endTime&gt;2015-04-29T12:07:43.669+02:00&lt;/endTime&gt;</text:span></text:p>
            <text:p text:style-name="P3"><text:span text:style-name="T3"><text:s text:c="12"/></text:span><text:span text:style-name="T3">&lt;status&gt;OK&lt;/status&gt;</text:span></text:p>
            <text:p text:style-name="P3"><text:span text:style-name="T3"><text:s text:c="12"/></text:span><text:span text:style-name="T3">&lt;activities&gt;</text:span></text:p>
            <text:p text:style-name="P3"><text:span text:style-name="T3"><text:s text:c="16"/></text:span><text:span text:style-name="T3">&lt;receiveTaskAudit&gt;</text:span></text:p>
            <text:p text:style-name="P3"><text:span text:style-name="T3"><text:s text:c="20"/></text:span><text:span text:style-name="T3">&lt;id&gt;ProxyPruebas&lt;/id&gt;</text:span></text:p>
            <text:p text:style-name="P3"><text:span text:style-name="T3"><text:s text:c="20"/></text:span><text:span text:style-name="T3">&lt;name&gt;prueba&lt;/name&gt;</text:span></text:p>
            <text:p text:style-name="P3"><text:span text:style-name="T3"><text:s text:c="20"/></text:span><text:span text:style-name="T3">&lt;description&gt;echo&lt;/description&gt;</text:span></text:p>
            <text:p text:style-name="P3"><text:span text:style-name="T3"><text:s text:c="20"/></text:span><text:span text:style-name="T3">&lt;startTime&gt;2015-04-29T12:07:43.665+02:00&lt;/startTime&gt;</text:span></text:p>
            <text:p text:style-name="P3"><text:span text:style-name="T3"><text:s text:c="20"/></text:span><text:span text:style-name="T3">&lt;endTime&gt;2015-04-29T12:07:52.422+02:00&lt;/endTime&gt;</text:span></text:p>
            <text:p text:style-name="P3"><text:span text:style-name="T3"><text:s text:c="20"/></text:span><text:span text:style-name="T3">&lt;status&gt;OK&lt;/status&gt;</text:span></text:p>
            <text:p text:style-name="P3"><text:span text:style-name="T3"><text:s text:c="20"/></text:span><text:span text:style-name="T3">&lt;webServiceAudit&gt;</text:span></text:p>
            <text:p text:style-name="P3"><text:span text:style-name="T3"><text:s text:c="24"/></text:span><text:span text:style-name="T3">&lt;endPoint&gt;local:///services/prueba.pruebaLocalSoap11Endpoint/&lt;/endPoint&gt;</text:span></text:p>
            <text:p text:style-name="P3"><text:span text:style-name="T3"><text:s text:c="24"/></text:span><text:span text:style-name="T3">&lt;operation&gt;urn:echoString&lt;/operation&gt;</text:span></text:p>
            <text:p text:style-name="P3"><text:span text:style-name="T3"><text:s text:c="24"/></text:span><text:span text:style-name="T3">&lt;type&gt;http://www.w3.org/ns/wsdl/in-out&lt;/type&gt;</text:span></text:p>
            <text:p text:style-name="P3"><text:span text:style-name="T3"><text:s text:c="24"/></text:span><text:span text:style-name="T3">&lt;msgRequest&gt;;&lt;/msgResponse&gt;</text:span></text:p>
            <text:p text:style-name="P3"><text:span text:style-name="T3"><text:s text:c="24"/></text:span><text:span text:style-name="T3">&lt;ipClient&gt;127.0.1.1&lt;/ipClient&gt;</text:span></text:p>
            <text:p text:style-name="P3"><text:span text:style-name="T3"><text:s text:c="24"/></text:span><text:span text:style-name="T3">&lt;hostClient&gt;usuario-laptop7&lt;/hostClient&gt;</text:span></text:p>
            <text:p text:style-name="P3"><text:span text:style-name="T3"><text:s text:c="24"/></text:span><text:span text:style-name="T3">&lt;idClient&gt;admin&lt;/idClient&gt;</text:span></text:p>
            <text:p text:style-name="P3"><text:span text:style-name="T3"><text:s text:c="24"/></text:span><text:span text:style-name="T3">&lt;ipServer&gt;127.0.1.1&lt;/ipServer&gt;</text:span></text:p>
            <text:p text:style-name="P3"><text:span text:style-name="T3"><text:s text:c="24"/></text:span><text:span text:style-name="T3">&lt;hostServer&gt;usuario-laptop7&lt;/hostServer&gt;</text:span></text:p>
            <text:p text:style-name="P3"><text:span text:style-name="T3"><text:s text:c="20"/></text:span><text:span text:style-name="T3">&lt;/webServiceAudit&gt;</text:span></text:p>
            <text:p text:style-name="P3"><text:span text:style-name="T3"><text:s text:c="16"/></text:span><text:span text:style-name="T3">&lt;/receiveTaskAudit&gt;</text:span></text:p>
            <text:p text:style-name="P3"><text:span text:style-name="T3"><text:s text:c="16"/></text:span><text:span text:style-name="T3">&lt;sendTaskAudit&gt;</text:span></text:p>
            <text:p text:style-name="P3"><text:span text:style-name="T3"><text:s text:c="20"/></text:span><text:span text:style-name="T3">&lt;id&gt;callWSConsultaDemandaPorID&lt;/id&gt;</text:span></text:p>
            <text:p text:style-name="P3"><text:span text:style-name="T3"><text:s text:c="20"/></text:span><text:span text:style-name="T3">&lt;name&gt;Consulta Demanda Por ID&lt;/name&gt;</text:span></text:p>
            <text:p text:style-name="P3"><text:span text:style-name="T3"><text:s text:c="20"/></text:span><text:span text:style-name="T3">&lt;description&gt;echo&lt;/description&gt;</text:span></text:p>
            <text:p text:style-name="P3"><text:span text:style-name="T3"><text:s text:c="20"/></text:span><text:span text:style-name="T3">&lt;startTime&gt;2015-04-29T12:07:43.667+02:00&lt;/startTime&gt;</text:span></text:p>
            <text:p text:style-name="P3"><text:span text:style-name="T3"><text:s text:c="20"/></text:span><text:span text:style-name="T3">&lt;endTime&gt;2015-04-29T12:07:52.418+02:00&lt;/endTime&gt;</text:span></text:p>
            <text:p text:style-name="P3"><text:span text:style-name="T3"><text:s text:c="20"/></text:span><text:span text:style-name="T3">&lt;status&gt;OK&lt;/status&gt;</text:span></text:p>
            <text:p text:style-name="P3"><text:span text:style-name="T3"><text:s text:c="20"/></text:span><text:span text:style-name="T3">&lt;webServiceAudit&gt;</text:span></text:p>
            <text:p text:style-name="P3"><text:span text:style-name="T3"><text:s text:c="24"/></text:span><text:span text:style-name="T3">&lt;endPoint&gt;http://usuario-laptop7:8280/services/echo&lt;/endPoint&gt;</text:span></text:p>
            <text:p text:style-name="P3"><text:span text:style-name="T3"><text:s text:c="24"/></text:span><text:span text:style-name="T3">&lt;operation&gt;echoString&lt;/operation&gt;</text:span></text:p>
            <text:p text:style-name="P3"><text:span text:style-name="T3"><text:s text:c="24"/></text:span><text:span text:style-name="T3">&lt;type&gt;http://www.w3.org/ns/wsdl/in-out&lt;/type&gt;</text:span></text:p>
            <text:p text:style-name="P3"><text:span text:style-name="T3"><text:s text:c="24"/></text:span><text:span text:style-name="T3">&lt;idMsg&gt;urn:uuid:7938c7ca-0195-4954-9017-5934b22bb83f&lt;/idMsg&gt;</text:span></text:p>
            <text:p text:style-name="P3"><text:span text:style-name="T3"><text:s text:c="24"/></text:span><text:span text:style-name="T3">&lt;msgRequest&gt;&amp;e&amp;gt;&lt;/msgResponse&gt;</text:span></text:p>
            <text:p text:style-name="P3"><text:span text:style-name="T3"><text:s text:c="24"/></text:span><text:span text:style-name="T3">&lt;ipClient&gt;127.0.1.1&lt;/ipClient&gt;</text:span></text:p>
            <text:p text:style-name="P3"><text:span text:style-name="T3"><text:s text:c="24"/></text:span><text:span text:style-name="T3">&lt;hostClient&gt;usuario-laptop7&lt;/hostClient&gt;</text:span></text:p>
            <text:p text:style-name="P3"><text:span text:style-name="T3"><text:s text:c="24"/></text:span><text:span text:style-name="T3">&lt;ipServer&gt;127.0.1.1&lt;/ipServer&gt;</text:span></text:p>
            <text:p text:style-name="P3"><text:span text:style-name="T3"><text:s text:c="24"/></text:span><text:span text:style-name="T3">&lt;hostServer&gt;usuario-laptop7&lt;/hostServer&gt;</text:span></text:p>
            <text:p text:style-name="P3"><text:span text:style-name="T3"><text:s text:c="20"/></text:span><text:span text:style-name="T3">&lt;/webServiceAudit&gt;</text:span></text:p>
            <text:p text:style-name="P3"><text:span text:style-name="T3"><text:s text:c="16"/></text:span><text:span text:style-name="T3">&lt;/sendTaskAudit&gt;</text:span></text:p>
            <text:p text:style-name="P3"><text:span text:style-name="T3"><text:s text:c="12"/></text:span><text:span text:style-name="T3">&lt;/activities&gt;</text:span></text:p>
            <text:p text:style-name="P3"><text:span text:style-name="T3"><text:s text:c="8"/></text:span><text:span text:style-name="T3">&lt;/businessProcessAudit&gt;</text:span></text:p>
          </draw:text-box>
        </draw:frame>
        <draw:frame draw:style-name="gr6" draw:layer="layout" svg:width="7.817cm" svg:height="0.803cm" svg:x="1.2cm" svg:y="20.097cm">
          <draw:text-box>
            <text:p><text:span text:style-name="T1">Store in varible or Message Store</text:span></text:p>
          </draw:text-box>
        </draw:frame>
        <draw:frame draw:style-name="gr7" draw:layer="layout" svg:width="0.853cm" svg:height="0.962cm" svg:x="5.147cm" svg:y="11cm">
          <draw:text-box>
            <text:p>1</text:p>
          </draw:text-box>
        </draw:frame>
        <draw:frame draw:style-name="gr7" draw:layer="layout" svg:width="0.853cm" svg:height="0.962cm" svg:x="7.5cm" svg:y="13cm">
          <draw:text-box>
            <text:p>2</text:p>
          </draw:text-box>
        </draw:frame>
        <draw:frame draw:style-name="gr7" draw:layer="layout" svg:width="0.853cm" svg:height="0.962cm" svg:x="4.1cm" svg:y="15.8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ntos </meta:initial-creator>
    <meta:creation-date>2015-04-30T09:54:17</meta:creation-date>
    <dc:date>2015-04-30T10:13:24</dc:date>
    <dc:creator>mantos </dc:creator>
    <meta:editing-duration>PT00H03M16S</meta:editing-duration>
    <meta:editing-cycles>1</meta:editing-cycles>
    <meta:document-statistic meta:object-count="14"/>
    <meta:generator>OpenOffice.org/3.2$Linux OpenOffice.org_project/320m19$Build-9505</meta:generator>
  </office:meta>
</office:document-meta>
</file>